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text-properties fo:font-size="15pt" style:font-size-asian="15pt" style:font-size-complex="15pt"/>
    </style:style>
    <style:style style:name="P25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9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0" style:family="paragraph" style:parent-style-name="Standard">
      <style:text-properties fo:font-size="14.5pt" style:font-size-asian="14.5pt" style:font-size-complex="14.5pt"/>
    </style:style>
    <style:style style:name="P31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32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3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  <style:tab-stop style:position="2.7083in"/>
          <style:tab-stop style:position="6.1772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  <style:tab-stop style:position="2.7083in"/>
          <style:tab-stop style:position="6.1772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 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 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 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 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 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 down:</text:span> 3/4 mile jog </text:p>
      <text:p text:style-name="P24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 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24"><text:span text:style-name="T4">warm down:</text:span><text:span text:style-name="T5"> ½ mile jog <text:s/></text:span><text:s/><text:span text:style-name="T4"><text:s/></text:span><text:span text:style-name="T3"><text:s text:c="2"/></text:span></text:p>
      <text:p text:style-name="P24"><text:soft-page-break/><text:span text:style-name="T7">Wed Oct 31, 2018 </text:span><text:span text:style-name="T8">4.2 miles</text:span></text:p>
      <text:p text:style-name="P26">warm up: <text:span text:style-name="T3">1 mile in 9:45 </text:span></text:p>
      <text:p text:style-name="P27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8">My times: 3:50, 3:46, 3:42, 3:37 </text:p>
      <text:p text:style-name="P28">My average pace for the last interval was 7:36/mile.</text:p>
      <text:p text:style-name="P24"><text:span text:style-name="T8">warm down: </text:span><text:span text:style-name="T7">0.8 mile jog</text:span> </text:p>
      <text:p text:style-name="P24"/>
      <text:p text:style-name="P25">Thur Nov 8, 2018 <text:span text:style-name="T2">4 miles</text:span> </text:p>
      <text:p text:style-name="P4">I ran with 5 other runners on the Geendale Cemetery 510 m loop.</text:p>
      <text:p text:style-name="P4"><text:span text:style-name="T2">warm 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 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 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 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 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 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 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23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 up:</text:span> <text:s/>1.25 miles at various paces and rest a few minutes</text:p>
      <text:p text:style-name="P17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30">Mon July 29, 2019 <text:span text:style-name="T2">4.3 miles</text:span></text:p>
      <text:p text:style-name="P30">I ran with our running group on the Greendale Cemetery 510 meter loop.</text:p>
      <text:p text:style-name="P31">warm up: <text:span text:style-name="T3">1.3 miles</text:span></text:p>
      <text:p text:style-name="P31">Run: <text:span text:style-name="T3">1 x 200m (54s mainly downhill) and jog 300m</text:span></text:p>
      <text:p text:style-name="P32">5 x 510m with about a 300m jog between the runs</text:p>
      <text:p text:style-name="P32">My times: 2:34, 2:34, 2:29, 2:30, 2:21</text:p>
      <text:p text:style-name="P31">Warm down:<text:span text:style-name="T3"> 510m jog</text:span></text:p>
      <text:p text:style-name="P32"/>
      <text:p text:style-name="P29"><text:span text:style-name="T3">Sat Aug 3, 2019 </text:span><text:span text:style-name="T2">5.8 miles</text:span></text:p>
      <text:p text:style-name="P15">I ran with our running group in Greendale Cemetery. <text:s/></text:p>
      <text:p text:style-name="P17">warm up: <text:s/><text:span text:style-name="T3">1.3 miles</text:span></text:p>
      <text:p text:style-name="P17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 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 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 up:</text:span> 2 miles at about 11:00/mile and rest a few minutes.</text:p>
      <text:p text:style-name="P17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 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 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1">rd</text:span> times: 15:11 (10:07/mile), 13:50 (9:13/mile), 13:04 (8:43/mi) </text:p>
      <text:p text:style-name="P9"/>
      <text:p text:style-name="P33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7">warm up: <text:s text:c="2"/><text:span text:style-name="T3">0.3 mile jog to the cemetery</text:span></text:p>
      <text:p text:style-name="P15">2 miles on the 510 meter loop averaging about 10:25/mile</text:p>
      <text:p text:style-name="P15">a few minute rest and then a 510 meter jog followed by a few minute rest</text:p>
      <text:p text:style-name="P17">Run:<text:span text:style-name="T3"> <text:s/>1 x 200m, Time: 57s, <text:s/>jog 200m </text:span></text:p>
      <text:p text:style-name="P15">2 x 510m, Times: 2:43, 2:38, jog 300m after each</text:p>
      <text:p text:style-name="P15">2 x 1020m, Times: (2:40+2:34) = 5:14, (2:31+2:26) = 4:57, jog 510m after each</text:p>
      <text:p text:style-name="P15">1 x 510m, Time: 2:15.8, jog 510m</text:p>
      <text:p text:style-name="P15">Running got easier for me as I ran. That's why my times got faster as I ran. <text:s/>That's also why I need to take a long warm up before racing and running intervals.</text:p>
      <text:p text:style-name="P15">Note: 1020m in 4:57 is 7:49/mile, <text:s/>510m in 2:15.8 is 7:07/mile </text:p>
      <text:p text:style-name="P15"/>
      <text:p text:style-name="P15">Mon Sept 9, 2019 <text:span text:style-name="T2">3.75 miles</text:span> </text:p>
      <text:p text:style-name="P15">I ran with 6 other runners on the high school track.</text:p>
      <text:p text:style-name="P15"><text:span text:style-name="T2">warm up:</text:span> 1.75 miles at various paces</text:p>
      <text:p text:style-name="P15"><text:span text:style-name="T2">Run:</text:span> 1 x 200m in 57s followed by a 200m jog</text:p>
      <text:p text:style-name="P15">4 x 400m run with a 200m jog between the runs</text:p>
      <text:p text:style-name="P15">Times: 1:58, 1:57, 2:01, 1:52</text:p>
      <text:p text:style-name="P15">The jogs were at about 12:00/mile.</text:p>
      <text:p text:style-name="P15"><text:span text:style-name="T2">Warm down: </text:span><text:s/>400m jog</text:p>
      <text:p text:style-name="P17"/>
      <text:p text:style-name="P15">Wed <text:s/>Sept 11, 2019 5<text:span text:style-name="T2"> miles</text:span></text:p>
      <text:p text:style-name="P15">I ran with 5 other runners on the high school track.</text:p>
      <text:p text:style-name="P15"><text:span text:style-name="T2">warm up:</text:span> <text:s/>3 miles at various paces including 2 x 200m in 57s and 62s</text:p>
      <text:p text:style-name="P15"><text:span text:style-name="T2">Run:</text:span> 3200m in (8:00 + 8:05) = 16:05 </text:p>
      <text:p text:style-name="P15"/>
      <text:p text:style-name="P15">Wed Sept 25, 2019 <text:span text:style-name="T2">9.1 miles</text:span></text:p>
      <text:p text:style-name="P15">In the morning I walked about 0.1 mile during each mile and averaged 12:18/mile for 6 miles on hilly roads.</text:p>
      <text:p text:style-name="P15">In the afternoon I ran with 5 other runners on the high school track.</text:p>
      <text:list xml:id="list2449652871689370812" text:style-name="L1">
        <text:list-item>
          <text:list>
            <text:list-header>
              <text:p text:style-name="P34">1.75 mile warm up at about 10:00/mile and rest a few minutes</text:p>
              <text:p text:style-name="P34">1 x 200, 4 x 400, 1 x 200 with about a 350m jog after each run. <text:s/></text:p>
              <text:p text:style-name="P34">Times: 57s, 2:00, 1:58, 2:01, 1:59, 57s</text:p>
            </text:list-header>
          </text:list>
        </text:list-item>
      </text:list>
      <text:p text:style-name="P15"/>
      <text:p text:style-name="P19">Mon Sept 30, 2019 <text:span text:style-name="T2">5 miles</text:span> </text:p>
      <text:p text:style-name="P19">I ran with 4 other runners on the high school track</text:p>
      <text:p text:style-name="P19"><text:span text:style-name="T2">warm up:</text:span> 2 miles in 10:15 + 9:34 = 19:49 and rest a few minutes</text:p>
      <text:p text:style-name="P20">Run: <text:s/><text:span text:style-name="T3">2 x 200m, 6 x 400m with a 200m jog after each. <text:s/></text:span></text:p>
      <text:p text:style-name="P19">Times: 58s, 1:02, 2:02, 2:00, 2:02, 1:54, 2:02, 1:59</text:p>
      <text:p text:style-name="P20">Warm down: <text:span text:style-name="T3">jog</text:span> <text:span text:style-name="T3">600m </text:span></text:p>
      <text:p text:style-name="P15"><text:soft-page-break/><text:span text:style-name="T3">Wed Oct 2, 2019 </text:span><text:span text:style-name="T2">4.75 miles</text:span><text:span text:style-name="T3"> <text:s text:c="2"/></text:span></text:p>
      <text:p text:style-name="P16">I ran on the high school track with 6 other runners.</text:p>
      <text:p text:style-name="P18">warm up: <text:s/><text:span text:style-name="T3">2.25 miles at about 10:20/mile, 1 x 200 in 64s, and jog 200m</text:span></text:p>
      <text:p text:style-name="P18">Run: <text:span text:style-name="T3">2 miles in 16:11, Splits: 8:12, 7:59</text:span></text:p>
      <text:p text:style-name="P18">warm down: <text:span text:style-name="T3">400m jog</text:span></text:p>
      <text:p text:style-name="P16"/>
      <text:p text:style-name="P16">Mon Oct 7, 2019 <text:span text:style-name="T2">9.6 miles</text:span></text:p>
      <text:p text:style-name="P16"><text:span text:style-name="T2">In the morning I ran and walked 7 miles on hilly roads. </text:span><text:s/></text:p>
      <text:p text:style-name="P16">I ran the first 2 miles without walking and averaged 10:30/mile. <text:s/>For the last 5 miles I walked 0.2 miles at the beginning of each ½ mile and ran the rest. The average pace while I was walking and running was about 13:00/mile.</text:p>
      <text:p text:style-name="P18">In the afternoon I ran and jogged 3.6 miles on the high school track.</text:p>
      <text:p text:style-name="P16">The workout included a 1.5 mile warm up and: 1 x 200m (66s), 1 x 400m (2:27), 1 x 800m (4:56), 1 x 400m (2:30), 1 x 200m (60s). </text:p>
      <text:p text:style-name="P16">I jogged 200m or 400m after each run, and warmed down with a 400m jog. </text:p>
      <text:p text:style-name="P16"/>
      <text:p text:style-name="P16">Wed Oct 9, 2019 <text:span text:style-name="T2">7.75 miles</text:span></text:p>
      <text:p text:style-name="P16"><text:span text:style-name="T2">In the early afternoon I ran and walked 4 miles on hilly roads. </text:span><text:s/></text:p>
      <text:p text:style-name="P16">The first 2 miles I ran without walking and averaged 9:41/mile.</text:p>
      <text:p text:style-name="P16">The next 2 miles I walked 0.2 miles at the beginning of each ½ mile and averaged: 13:03/mile</text:p>
      <text:p text:style-name="P18">In late afternoon I ran with 6 other runners on the high school track.</text:p>
      <text:p text:style-name="P16"><text:span text:style-name="T2">Warm up:</text:span> 1.5 miles at <text:s/>about 10:00/mile and rest a few minutes</text:p>
      <text:p text:style-name="P16"><text:span text:style-name="T2">Run:</text:span> 2 x 200m in 58s and 59s and 4 x 400 in 2:03, 2:00, 1:58, 1:59</text:p>
      <text:p text:style-name="P16">We jogged 200m after each run and another 400m at the end to warm down.</text:p>
      <text:p text:style-name="P16"/>
      <text:p text:style-name="P16">Mon Oct 28, 2019 <text:span text:style-name="T2">4.5 miles</text:span> </text:p>
      <text:p text:style-name="P16">In ran on the high school track with 5 other runners.</text:p>
      <text:p text:style-name="P18">Warm up: <text:span text:style-name="T3">1.5 miles at various paces between 11 and 10 minutes per mile.</text:span></text:p>
      <text:p text:style-name="P18">Run:<text:span text:style-name="T3"> <text:s/>1 x 200m and 7 x 400m with a 200m jog between the runs.</text:span></text:p>
      <text:p text:style-name="P16">Times: 1:02, 2:16, 2:15, 2:21, 1:58, 2:27, 1:51, 2:18</text:p>
      <text:p text:style-name="P18">Warm down:<text:span text:style-name="T3"> jog 400m</text:span></text:p>
      <text:p text:style-name="P16"/>
      <text:p text:style-name="P18"><text:span text:style-name="T3">Wed Oct 30, 2019 </text:span>5 miles<text:span text:style-name="T3"> <text:s/></text:span></text:p>
      <text:p text:style-name="P16">In ran on the high school track with 5 other runners</text:p>
      <text:p text:style-name="P16"><text:span text:style-name="T2">Warm up:</text:span> 2 miles in 10:25 and 9:15. Rest 7 minutes.</text:p>
      <text:p text:style-name="P16"><text:span text:style-name="T2">Run:</text:span> 1 x 200m, 1 x 400m, 3 x 600m, 1 x 400m, 1 x 200m </text:p>
      <text:p text:style-name="P16">We jogged 300m after each 600m and 200m after all the rest.</text:p>
      <text:p text:style-name="P16">Times: 58s, 1:59, 3:00, 2:54, 2:51, 1:53, 50.6s</text:p>
      <text:p text:style-name="P16"/>
      <text:p text:style-name="P22"><text:soft-page-break/>Mon Nov 4, 2019 <text:span text:style-name="T2">4.5 miles</text:span> <text:s text:c="2"/></text:p>
      <text:p text:style-name="P22">I ran with 4 other runners on the high school track.</text:p>
      <text:p text:style-name="P21">Warm up: <text:span text:style-name="T3">1.5 miles averaging about 10:15/mile. Rest 6 minutes</text:span></text:p>
      <text:p text:style-name="P21">Run:<text:span text:style-name="T3"> 2 x 200m, 5 x 400m with about 200 to 300m jogs between the runs</text:span></text:p>
      <text:p text:style-name="P22">Times: 1:10, 1:10, 2:21, 2:21, 2:19, 2:19, 2:10.8</text:p>
      <text:p text:style-name="P21">Warm down:<text:span text:style-name="T3"> 400m jog </text:span></text:p>
      <text:p text:style-name="P22"/>
      <text:p text:style-name="P21"><text:span text:style-name="T3">Wed Nov 6, 2019 </text:span>6 miles<text:span text:style-name="T3"> <text:s/></text:span></text:p>
      <text:p text:style-name="P22">In the morning I ran ½ mile down and then ½ mile up hill at a good pace.</text:p>
      <text:p text:style-name="P22">In the afternoon I ran on the high school track with 3 other runners.</text:p>
      <text:p text:style-name="P21">Warm up:<text:span text:style-name="T3"> 1.5 miles at about 10:30/mile.</text:span></text:p>
      <text:p text:style-name="P21">Run:<text:span text:style-name="T3"> 1 x 200m, 2 x 400m, 2 x 800m. 2 x 400m, 1 x 200m</text:span></text:p>
      <text:p text:style-name="P22">Times: 63s, 2:12, 2:10, 4:22, 4:14, 2:02, 2:02, 57s</text:p>
      <text:p text:style-name="P22">We jogged ¼ mile after the the 800m runs and 200m after all the other runs.</text:p>
      <text:p text:style-name="P22"/>
      <text:p text:style-name="P37"><text:span text:style-name="T3">Sat May 15, 2021 </text:span>6.6 miles <text:s/></text:p>
      <text:p text:style-name="P37">Warm up: <text:span text:style-name="T3">1.5 miles</text:span></text:p>
      <text:p text:style-name="P36"><text:span text:style-name="T2">Run:</text:span> I ran a staggered start 5 miles with 5 other runners on Tamarack Drive.</text:p>
      <text:p text:style-name="P36">Time: 43:15, Ave Pace: 8:39/mile, Splits: 8:59, 8:37, 8:36, 8:38, 8:23</text:p>
      <text:p text:style-name="P36"/>
      <text:p text:style-name="P36">Mon May 17, <text:s/>2021 <text:span text:style-name="T2">5 miles</text:span> </text:p>
      <text:p text:style-name="P36">I ran with 7 other runners on the high school track. <text:s/>We have not done interval training since 2019.</text:p>
      <text:p text:style-name="P37">Warm up: <text:span text:style-name="T3">2 mile jog</text:span></text:p>
      <text:p text:style-name="P37">Run:<text:span text:style-name="T3"> 6 x 400m with a 400m jog after each. Times: 2:05, 2:04, 2:03, 1:58, 1:55, 1:50 Times between runs: about 3:30</text:span></text:p>
      <text:p text:style-name="P3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21-05-19T09:22:21.95</dc:date>
    <dc:creator>James Lombardi</dc:creator>
    <meta:editing-duration>P4DT12H18M29S</meta:editing-duration>
    <meta:editing-cycles>398</meta:editing-cycles>
    <meta:generator>OpenOffice/4.1.2$Win32 OpenOffice.org_project/412m3$Build-9782</meta:generator>
    <meta:document-statistic meta:table-count="0" meta:image-count="0" meta:object-count="0" meta:page-count="10" meta:paragraph-count="308" meta:word-count="3332" meta:character-count="16393"/>
  </office:meta>
</office:document-meta>
</file>